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text-position="super 63.6%"/>
    </style:style>
  </office:automatic-styles>
  <office:body>
    <office:text text:use-soft-page-breaks="true">
      <text:p text:style-name="P1">Gutartige Botnetze<text:s/><text:line-break/>Botnetze werden in den Medien und Nachrichten meist nur als bösartige Entitäten dargestellt. Auch der normale Durchschnittsbürger wird von diesen eine eher negative Meinung haben. Und auch wenn es stimmt, dass<text:s/>tatsächlich der Großteil der Botnetze einen illegalen und bösartigen Ursprung haben, gibt es dennoch gutartige Botnetze, von welchen die Allgemeinheit profitieren kann. Allgemein bekannt sind solche gutartigen Botnetze eher unter dem Namen „Distributed Computing Systems“. Unter diesen versteht man im allgemeinen ein System aus Netzwerken verbunder Computer, welche zusammenarbeiten um ein gemeinsames Ziel zu bewältigen. Dieses Ziel könnte z.B. eine Aufgabe sein, welche eine enorme Rechenleistung benötigt, die für ein einzelnes System unmöglich zu stemmen ist. Ein wesentlicher Unterschied zwischen gut- und bösartigen Botnetzen ist, dass sich bösartige Botnetze unberechtigt Zugang zum PC des Opfers verschaffen und ohne sein Wissen agieren, während man den gutartigen Botnetzen ausdrücklich seine Zustimmung geben muss, bevor man in das System eingespannt wird. Neben der zusätzlichen Rechenleistung gibt es natürlich noch viele weitere Gründe, welche für den Einsatz eines distributed Computing Systems sprechen. Diese währen unter anderem:<text:line-break/>-Höhere Zuverlässigkeit<text:line-break/>Sollte ein Computer ausfallen, kann ein anderer an seiner Stelle übernehmen<text:line-break/>-Bessere Skalierbarkeit<text:line-break/>Benötigt man beispielsweise mehr Rechenleistung, können mehrere PCs dem Netz hinzugeschalten werden<text:line-break/>-Bessere<text:s/>Sicherheit<text:s/><text:line-break/>Arbeiten mehrere Rechner an einer Aufgabe, so sind die Daten dezentralisiert über verschiedene Systeme verteilt was es Beispielsweise Hackern erschwert, auf diese Daten zuzugreifen. (vgl. Distributed Computing Systems: Legitimate &amp; Useful Botnets 2017)</text:p>
      <text:p text:style-name="Standard">Beispiele für solche gutartigen Botnetze beinhalten unteranderem „IBM World Community Grid“ oder „GIMPS“( Great Internet Mersenne Prime Search). Das Community Grid ist ein Projekt von IBM, welches die ungenutzte Rechenleistung von freiwilligen auf der ganzen Welt benutzt, um <text:s/>komplexe Rechnungen durchführen zu können. Diese werden in verschiedenen essenziellen Lebensbereichen wie Umwelt, Gesundheit und Technologie eingesetzt.<text:s/>(vgl. How it works 2022)<text:s/>GIMPS ist ein Projekt, welches die Rechenleistung <text:s/>freiwilliger Systeme nutzt, um neue Primzahlen zu entdecken. Mit Hilfe der Rechenleistung aller Bots konnte somit im Jahr 2018 die höchste aktuell bekannte Primzahlgefunden werden. Diese lautet 2<text:span text:style-name="T2">82589933</text:span>-1, eine Zahl, welche aus 24862048 Ziffern besteht.<text:s/>(vgl. Welcome to GIMPS, the grat internet mersenne prime search 2023)<text:s/>Dies zeigt die enorme Rechenkapazität auf, welche für ein solches Botnetz erreichbar sein kann.<text:s/></text:p>
      <text:p text:style-name="Standard"/>
      <text:p text:style-name="Standard">Literatur:</text:p>
      <text:p text:style-name="Standard">Distributed Computing Systems: Legitimate &amp; Useful Botnets(2017),cyren,[Online]<text:s/><text:a xlink:href="https://www.cyren.com/blog/articles/legitimate-botnets-do-exist" office:target-frame-name="_top" xlink:show="replace"><text:span text:style-name="Hyperlink">https://www.cyren.com/blog/articles/legitimate-botnets-do-exist</text:span></text:a><text:s/>[Abgerufen: ]</text:p>
      <text:p text:style-name="Standard">How it works (2022), worldcommunitygrid,[Online]<text:s/><text:a xlink:href="https://www.worldcommunitygrid.org/about/how.s" office:target-frame-name="_top" xlink:show="replace"><text:span text:style-name="Hyperlink">https://www.worldcommunitygrid.org/about/how.s</text:span></text:a><text:s/>[abgerufen:]</text:p>
      <text:p text:style-name="Standard">Welcome to GIMPS, the great internet mersenne prime search(2023),mersenne,[online]<text:s/><text:a xlink:href="https://www.mersenne.org/" office:target-frame-name="_top" xlink:show="replace"><text:span text:style-name="Hyperlink">https://www.mersenne.org/</text:span></text:a><text:s/>[abgeruf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2-15T23:03:00Z</meta:creation-date>
    <dc:date>2023-05-06T23:58:00Z</dc:date>
    <meta:template xlink:href="Normal" xlink:type="simple"/>
    <meta:editing-cycles>2</meta:editing-cycles>
    <meta:editing-duration>PT0S</meta:editing-duration>
    <meta:document-statistic meta:page-count="1" meta:paragraph-count="6" meta:word-count="450" meta:character-count="3286" meta:row-count="23" meta:non-whitespace-character-count="2842"/>
  </office:meta>
</office:document-meta>
</file>